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5.25cm" fo:min-width="8.5cm" loext:decorative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25cm" fo:min-width="8.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1.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Linienspitzen_20_1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Linienspitzen_20_2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7.5cm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  <style:text-properties fo:color="#000000" loext:opacity="100%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  <style:text-properties fo:color="#000000" loext:opacity="100%"/>
    </style:style>
    <style:style style:name="P6" style:family="paragraph">
      <style:paragraph-properties fo:text-align="center"/>
      <style:text-properties fo:font-size="12pt" fo:font-weight="bold" style:font-size-asian="12pt" style:font-size-complex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2pt" fo:font-weight="bold" style:font-size-asian="12pt" style:font-size-complex="12pt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5.5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3.5cm" svg:x="0.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3cm" svg:x="1cm" svg:y="2.5cm">
          <text:p text:style-name="P3">OLTP DB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cm" svg:height="3cm" svg:x="7cm" svg:y="2.5cm">
          <text:p text:style-name="P3">OLAP DB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cm" svg:x="1cm" svg:y="8cm">
          <text:p text:style-name="P3">OLTP DB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cm" svg:x="7cm" svg:y="8cm">
          <text:p text:style-name="P3">OLAP DB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25cm" svg:y1="8.5cm" svg:x2="6.75cm" svg:y2="8.5cm">
          <text:p text:style-name="P3"><text:span text:style-name="T1">Transaction</text:span><text:span text:style-name="T2"> trigger</text:span></text:p>
          <text:p text:style-name="P3"><text:span text:style-name="T2"/></text:p>
        </draw:line>
        <draw:line draw:style-name="gr6" draw:text-style-name="P5" draw:layer="layout" svg:x1="3.25cm" svg:y1="3cm" svg:x2="6.75cm" svg:y2="3cm">
          <text:p text:style-name="P3"><text:span text:style-name="T1">Time</text:span><text:span text:style-name="T2"> trigger</text:span></text:p>
          <text:p text:style-name="P3"><text:span text:style-name="T2"/></text:p>
        </draw:line>
        <draw:line draw:style-name="gr6" draw:text-style-name="P5" draw:layer="layout" svg:x1="3.25cm" svg:y1="4cm" svg:x2="6.75cm" svg:y2="4cm">
          <text:p text:style-name="P3"><text:span text:style-name="T1">Event</text:span><text:span text:style-name="T2"> trigger</text:span></text:p>
          <text:p text:style-name="P3"><text:span text:style-name="T2"/></text:p>
        </draw:line>
        <draw:line draw:style-name="gr6" draw:text-style-name="P5" draw:layer="layout" svg:x1="3.25cm" svg:y1="5cm" svg:x2="6.75cm" svg:y2="5cm">
          <text:p text:style-name="P3"><text:span text:style-name="T1">User</text:span><text:span text:style-name="T2"> trigger</text:span></text:p>
          <text:p text:style-name="P3"><text:span text:style-name="T2"/></text:p>
        </draw:line>
        <draw:custom-shape draw:style-name="gr7" draw:text-style-name="P7" draw:layer="layout" svg:width="8cm" svg:height="1cm" svg:x="1cm" svg:y="6.5cm">
          <text:p text:style-name="P6"><text:span text:style-name="T3">Synchronous Extraction</text:span></text:p>
          <text:p text:style-name="P6"><text:span text:style-name="T4">(</text:span><text:span text:style-name="T5">gleichzeitig</text:span><text:span text:style-name="T4"> mit Entstehung der Originaldaten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cm" svg:height="1cm" svg:x="1cm" svg:y="1cm">
          <text:p text:style-name="P6"><text:span text:style-name="T3">Asynchronous Extraction</text:span></text:p>
          <text:p text:style-name="P6"><text:span text:style-name="T4">(</text:span><text:span text:style-name="T5">unabhängig</text:span><text:span text:style-name="T4"> von Entstehung der Originaldaten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3T21:01:05.164939100</meta:creation-date>
    <dc:date>2025-10-03T21:11:51.056283900</dc:date>
    <meta:editing-duration>PT7M33S</meta:editing-duration>
    <meta:editing-cycles>4</meta:editing-cycles>
    <meta:generator>LibreOffice/25.2.5.2$Windows_X86_64 LibreOffice_project/03d19516eb2e1dd5d4ccd751a0d6f35f35e08022</meta:generator>
    <meta:document-statistic meta:object-count="12"/>
  </office:meta>
</office:document-meta>
</file>